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00B222126168E92FC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25.876cm" fo:margin-left="-0.741cm" fo:margin-top="0cm" fo:margin-bottom="0cm" table:align="left"/>
    </style:style>
    <style:style style:name="Table1.A" style:family="table-column">
      <style:table-column-properties style:column-width="25.876cm"/>
    </style:style>
    <style:style style:name="Table1.1" style:family="table-row">
      <style:table-row-properties style:min-row-height="5.662cm" fo:keep-together="auto"/>
    </style:style>
    <style:style style:name="Table1.A1" style:family="table-cell">
      <style:table-cell-properties style:vertical-align="" fo:background-color="#ede8f4" fo:padding="0.176cm" fo:border="1pt solid #000000">
        <style:background-image/>
      </style:table-cell-properties>
    </style:style>
    <style:style style:name="Table2" style:family="table">
      <style:table-properties style:width="28.443cm" fo:margin-left="-2.043cm" fo:margin-top="0cm" fo:margin-bottom="0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4.606cm"/>
    </style:style>
    <style:style style:name="Table2.C" style:family="table-column">
      <style:table-column-properties style:column-width="13.518cm"/>
    </style:style>
    <style:style style:name="Table2.D" style:family="table-column">
      <style:table-column-properties style:column-width="6.059cm"/>
    </style:style>
    <style:style style:name="Table2.1" style:family="table-row">
      <style:table-row-properties style:min-row-height="1.187cm" fo:keep-together="auto"/>
    </style:style>
    <style:style style:name="Table2.A1" style:family="table-cell">
      <style:table-cell-properties style:vertical-align="middle" fo:padding="0.076cm" fo:border="1pt solid #000000"/>
    </style:style>
    <style:style style:name="Table2.2" style:family="table-row">
      <style:table-row-properties style:min-row-height="2.392cm" fo:keep-together="auto"/>
    </style:style>
    <style:style style:name="P1" style:family="paragraph" style:parent-style-name="Standard">
      <style:text-properties fo:color="#434343" loext:opacity="100%" fo:font-size="11.5pt" fo:background-color="#ffffff" style:font-size-asian="11.5pt" style:font-size-complex="11.5pt"/>
    </style:style>
    <style:style style:name="P2" style:family="paragraph" style:parent-style-name="Standard">
      <style:text-properties fo:color="#434343" loext:opacity="100%" fo:font-size="11pt" fo:font-weight="bold" style:font-size-asian="11pt" style:font-weight-asian="bold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 fo:orphans="0" fo:widows="0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margin-left="0cm" fo:margin-right="-2.117cm" fo:text-indent="0cm" style:auto-text-indent="false"/>
    </style:style>
    <style:style style:name="P7" style:family="paragraph" style:parent-style-name="Heading_20_1" style:master-page-name="Standard">
      <style:paragraph-properties style:page-number="1"/>
    </style:style>
    <style:style style:name="P8" style:family="paragraph" style:parent-style-name="Heading_20_1">
      <loext:graphic-properties draw:fill="solid" draw:fill-color="#f5f5f5"/>
      <style:paragraph-properties fo:margin-top="0.353cm" fo:margin-bottom="0cm" style:contextual-spacing="false" fo:line-height="150%" fo:text-align="center" style:justify-single-word="false" fo:keep-together="auto" fo:background-color="#f5f5f5" fo:keep-with-next="auto"/>
      <style:text-properties fo:font-size="16pt" style:font-size-asian="16pt" style:font-size-complex="16pt"/>
    </style:style>
    <style:style style:name="P9" style:family="paragraph" style:parent-style-name="Heading_20_1">
      <style:paragraph-properties fo:margin-left="0cm" fo:margin-right="-2.117cm" fo:text-indent="0cm" style:auto-text-indent="false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  <style:text-properties fo:font-size="11pt" style:font-size-asian="11pt" style:font-size-complex="11pt"/>
    </style:style>
    <style:style style:name="P12" style:family="paragraph" style:parent-style-name="Standard">
      <loext:graphic-properties draw:fill="solid" draw:fill-color="#ffffff"/>
      <style:paragraph-properties fo:margin-left="0cm" fo:margin-right="0.423cm" fo:margin-top="0.282cm" fo:margin-bottom="0.353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color="#271a38" loext:opacity="100%" fo:font-size="11pt" fo:font-weight="bold" style:font-size-asian="11pt" style:font-weight-asian="bold" style:font-size-complex="11pt"/>
    </style:style>
    <style:style style:name="P13" style:family="paragraph" style:parent-style-name="Standard">
      <loext:graphic-properties draw:fill="solid" draw:fill-color="#ffffff"/>
      <style:paragraph-properties fo:margin-left="0cm" fo:margin-right="0.423cm" fo:margin-top="0.282cm" fo:margin-bottom="0.353cm" style:contextual-spacing="false" fo:line-height="100%" fo:text-align="center" style:justify-single-word="false" fo:text-indent="0cm" style:auto-text-indent="false" fo:background-color="#ffffff"/>
      <style:text-properties fo:color="#271a38" loext:opacity="100%" fo:font-size="11pt" fo:font-weight="bold" style:font-size-asian="11pt" style:font-weight-asian="bold" style:font-size-complex="11pt"/>
    </style:style>
    <style:style style:name="P14" style:family="paragraph" style:parent-style-name="Standard">
      <loext:graphic-properties draw:fill="solid" draw:fill-color="#ffffff"/>
      <style:paragraph-properties fo:margin-left="1.27cm" fo:margin-right="0cm" fo:margin-top="0cm" fo:margin-bottom="0.388cm" style:contextual-spacing="false" fo:line-height="162%" fo:text-indent="0cm" style:auto-text-indent="false" fo:background-color="#ffffff"/>
      <style:text-properties fo:color="#271a38" loext:opacity="100%" fo:font-size="11pt" style:font-size-asian="11pt" style:font-size-complex="11pt"/>
    </style:style>
    <style:style style:name="P15" style:family="paragraph" style:parent-style-name="Standard" style:list-style-name="WWNum1">
      <loext:graphic-properties draw:fill="solid" draw:fill-color="#ffffff"/>
      <style:paragraph-properties fo:margin-left="1.27cm" fo:margin-right="0.423cm" fo:margin-top="0.282cm" fo:margin-bottom="0cm" style:contextual-spacing="false" fo:line-height="162%" fo:text-indent="-0.635cm" style:auto-text-indent="false" fo:background-color="#ffffff"/>
      <style:text-properties fo:color="#271a38" loext:opacity="100%" style:font-name="Inter" style:font-name-asian="Inter1" style:font-name-complex="Inter1"/>
    </style:style>
    <style:style style:name="P16" style:family="paragraph" style:parent-style-name="Standard" style:list-style-name="WWNum1">
      <loext:graphic-properties draw:fill="solid" draw:fill-color="#ffffff"/>
      <style:paragraph-properties fo:margin-left="1.27cm" fo:margin-right="0.423cm" fo:margin-top="0cm" fo:margin-bottom="0cm" style:contextual-spacing="false" fo:line-height="162%" fo:text-indent="-0.635cm" style:auto-text-indent="false" fo:background-color="#ffffff"/>
      <style:text-properties fo:color="#271a38" loext:opacity="100%" style:font-name="Inter" style:font-name-asian="Inter1" style:font-name-complex="Inter1"/>
    </style:style>
    <style:style style:name="P17" style:family="paragraph" style:parent-style-name="Standard" style:list-style-name="WWNum1">
      <loext:graphic-properties draw:fill="solid" draw:fill-color="#ffffff"/>
      <style:paragraph-properties fo:margin-left="2.54cm" fo:margin-right="0.423cm" fo:margin-top="0cm" fo:margin-bottom="0cm" style:contextual-spacing="false" fo:line-height="162%" fo:text-indent="-0.635cm" style:auto-text-indent="false" fo:background-color="#ffffff"/>
      <style:text-properties fo:color="#271a38" loext:opacity="100%" style:font-name="Inter" style:font-name-asian="Inter1" style:font-name-complex="Inter1"/>
    </style:style>
    <style:style style:name="P18" style:family="paragraph" style:parent-style-name="Standard" style:list-style-name="WWNum1">
      <loext:graphic-properties draw:fill="solid" draw:fill-color="#ffffff"/>
      <style:paragraph-properties fo:margin-left="2.54cm" fo:margin-right="0.423cm" fo:margin-top="0cm" fo:margin-bottom="0cm" style:contextual-spacing="false" fo:line-height="162%" fo:text-indent="-0.635cm" style:auto-text-indent="false" fo:background-color="#ffffff"/>
      <style:text-properties fo:color="#271a38" loext:opacity="100%" style:font-name="Inter" officeooo:paragraph-rsid="00102616" style:font-name-asian="Inter1" style:font-name-complex="Inter1"/>
    </style:style>
    <style:style style:name="P19" style:family="paragraph" style:parent-style-name="Standard">
      <style:paragraph-properties fo:line-height="100%" fo:orphans="0" fo:widows="0"/>
      <style:text-properties style:font-name="Inter" fo:font-weight="bold" style:font-name-asian="Inter1" style:font-weight-asian="bold" style:font-name-complex="Inter1"/>
    </style:style>
    <style:style style:name="P20" style:family="paragraph" style:parent-style-name="Standard">
      <loext:graphic-properties draw:fill="solid" draw:fill-color="#ffffff"/>
      <style:paragraph-properties fo:margin-left="0cm" fo:margin-right="0.423cm" fo:text-indent="0cm" style:auto-text-indent="false" fo:background-color="#ffffff"/>
      <style:text-properties style:font-name="Inter" style:font-name-asian="Inter1" style:font-name-complex="Inter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officeooo:rsid="00102616"/>
    </style:style>
    <style:style style:name="T3" style:family="text">
      <style:text-properties style:font-name="Wingdings" officeooo:rsid="00102616" style:font-name-asian="Wingdings" style:font-name-complex="Wingdings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j6h6p5kpranp"/><text:span text:style-name="T1">Auto-évaluation </text:span><draw:frame draw:style-name="fr1" draw:name="image1.png" text:anchor-type="char" svg:x="0cm" svg:y="2.09cm" svg:width="24.62cm" svg:height="0.176cm" draw:z-index="0"><draw:image xlink:href="Pictures/10000001000006400000000B222126168E92FCC2.png" xlink:type="simple" xlink:show="embed" xlink:actuate="onLoad" draw:mime-type="image/png"/></draw:frame></text:p>
      <text:p text:style-name="Standard"/>
      <text:p text:style-name="P8"><text:bookmark text:name="_ufkqb1sjg8nk"/>[Nom de l’activité]</text:p>
      <text:p text:style-name="P1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3">Un dernier doute avant l’envoi de vos livrables ? </text:p>
            <text:p text:style-name="P3"/>
            <text:p text:style-name="P3">Pour vérifier la qualité de votre travail : </text:p>
            <text:list text:style-name="WWNum2">
              <text:list-item>
                <text:p text:style-name="P11">cochez les cases de cette auto-évaluation pour chaque indicateur de réussite que vous avez respecté t ;</text:p>
              </text:list-item>
              <text:list-item>
                <text:p text:style-name="P11">renseignez la colonne Notes avec des indications sur vos livrables si besoin. </text:p>
              </text:list-item>
            </text:list>
            <text:p text:style-name="P3"/>
            <text:p text:style-name="P3">Quand tout est coché, vous pouvez envoyer vos livrables.</text:p>
            <text:p text:style-name="P3"/>
            <text:p text:style-name="P3">Attention : l'examinateur reste décisionnaire.</text:p>
            <text:p text:style-name="P3"/>
            <text:p text:style-name="P3">Bonne réussite !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Compétences</text:p>
          </table:table-cell>
          <table:table-cell table:style-name="Table2.A1" office:value-type="string">
            <text:p text:style-name="P13">Livrables</text:p>
          </table:table-cell>
          <table:table-cell table:style-name="Table2.A1" office:value-type="string">
            <text:p text:style-name="P13">Indicateurs de réussite du projet</text:p>
          </table:table-cell>
          <table:table-cell table:style-name="Table2.A1" office:value-type="string">
            <text:p text:style-name="P13">Notes</text:p>
          </table:table-cell>
        </table:table-row>
        <table:table-row table:style-name="Table2.2">
          <table:table-cell table:style-name="Table2.A1" office:value-type="string">
            <text:p text:style-name="P19">Programmer en utilisant les fondamentaux de PHP</text:p>
            <text:p text:style-name="P2"/>
            <text:p text:style-name="P4"/>
          </table:table-cell>
          <table:table-cell table:style-name="Table2.A1" office:value-type="string">
            <text:p text:style-name="P20">Le site web de The ArtBox mis à jour avec une base de données</text:p>
          </table:table-cell>
          <table:table-cell table:style-name="Table2.A1" office:value-type="string">
            <text:list text:style-name="WWNum1">
              <text:list-item>
                <text:p text:style-name="P15">La base de données est correcte : </text:p>
                <text:list>
                  <text:list-item>
                    <text:p text:style-name="P17">Une table « oeuvres » a été créée avec les colonnes suivantes : titre, description, lien vers l’image, auteur.<text:span text:style-name="T2"> </text:span><text:span text:style-name="T3"></text:span></text:p>
                  </text:list-item>
                  <text:list-item>
                    <text:p text:style-name="P17">Les 15 œuvres sont insérées en base de données.<text:span text:style-name="T2"> </text:span><text:span text:style-name="T3"></text:span></text:p>
                  </text:list-item>
                </text:list>
              </text:list-item>
              <text:list-item>
                <text:p text:style-name="P16">Le site récupère les œuvres en base de données : </text:p>
                <text:list>
                  <text:list-item>
                    <text:p text:style-name="P18">Les œuvres de la page d’accueil sont récupérées en base de données.<text:span text:style-name="T2"> </text:span><text:span text:style-name="T3"></text:span></text:p>
                  </text:list-item>
                  <text:list-item>
                    <text:p text:style-name="P18">La page de détail d’une œuvre récupère l’œuvre en question en base de données (sans récupérer la liste complète des œuvres).<text:span text:style-name="T2"> </text:span><text:span text:style-name="T3"></text:span></text:p>
                  </text:list-item>
                  <text:list-item>
                    <text:p text:style-name="P18">Un message d’erreur est affiché ou une redirection vers la page d’accueil se produit en cas d’accès à une œuvre inexistante en base de données.<text:span text:style-name="T2"> </text:span><text:span text:style-name="T3"></text:span></text:p>
                  </text:list-item>
                  <text:list-item>
                    <text:p text:style-name="P18">Le tableau d’œuvres initialement présent dans le projet a été supprimé.<text:span text:style-name="T2"> </text:span><text:span text:style-name="T3"></text:span></text:p>
                  </text:list-item>
                </text:list>
              </text:list-item>
              <text:list-item>
                <text:p text:style-name="P16">Il est possible d’insérer de nouvelles œuvres : </text:p>
                <text:list>
                  <text:list-item>
                    <text:p text:style-name="P18">Le formulaire de création d’une œuvre permet bien d’ajouter une nouvelle œuvre à la liste des œuvres.<text:span text:style-name="T2"> </text:span><text:span text:style-name="T3"></text:span></text:p>
                  </text:list-item>
                  <text:list-item>
                    <text:p text:style-name="P18">Les cas d’erreur du formulaire sont traités, à savoir : titre <text:soft-page-break/>vide, auteur vide, lien ne respectant pas le format classique d’une URL, description inférieure à 3 caractères.<text:span text:style-name="T2"> </text:span><text:span text:style-name="T3"></text:span></text:p>
                  </text:list-item>
                </text:list>
              </text:list-item>
              <text:list-item>
                <text:p text:style-name="P16">Le site s’affiche correctement et est sécurisé : </text:p>
                <text:list>
                  <text:list-item>
                    <text:p text:style-name="P18">Le site s’affiche exactement comme à l’origine.<text:span text:style-name="T2"> </text:span><text:span text:style-name="T3"></text:span></text:p>
                  </text:list-item>
                  <text:list-item>
                    <text:p text:style-name="P18">Aucune erreur PHP ne s’affiche.<text:span text:style-name="T2"> </text:span><text:span text:style-name="T3"></text:span></text:p>
                  </text:list-item>
                  <text:list-item>
                    <text:p text:style-name="P18">Le site est protégé contre les failles XSS.<text:span text:style-name="T2"> </text:span><text:span text:style-name="T3"></text:span></text:p>
                  </text:list-item>
                  <text:list-item>
                    <text:p text:style-name="P18">PDO a été utilisé pour les échanges avec la base de données<text:span text:style-name="T2">.</text:span><text:span text:style-name="T3"></text:span></text:p>
                  </text:list-item>
                  <text:list-item>
                    <text:p text:style-name="P18">Aucune variable n’a été insérée au sein d’une requête sans passer par une requête préparée.<text:span text:style-name="T2"> </text:span><text:span text:style-name="T3"></text:span></text:p>
                  </text:list-item>
                </text:list>
              </text:list-item>
              <text:list-item>
                <text:p text:style-name="P16">Je suis capable d’expliquer les notions clés liées à l’activité : </text:p>
                <text:list>
                  <text:list-item>
                    <text:p text:style-name="P18">PHPMyAdmin et comment l’utiliser.<text:span text:style-name="T2"> </text:span><text:span text:style-name="T3"></text:span></text:p>
                  </text:list-item>
                  <text:list-item>
                    <text:p text:style-name="P18">L’exécution de requête SQL avec PDO.<text:span text:style-name="T2"> </text:span><text:span text:style-name="T3"></text:span></text:p>
                  </text:list-item>
                  <text:list-item>
                    <text:p text:style-name="P18">L’intérêt des requêtes préparées.<text:span text:style-name="T2"> </text:span><text:span text:style-name="T3"></text:span></text:p>
                  </text:list-item>
                </text:list>
              </text:list-item>
            </text:list>
          </table:table-cell>
          <table:table-cell table:style-name="Table2.A1" office:value-type="string">
            <text:p text:style-name="P14"/>
          </table:table-cell>
        </table:table-row>
      </table:table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cm" fo:margin-bottom="0.388cm" style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Inter" fo:font-family="Inter" style:font-family-generic="roman" style:font-pitch="variable" style:text-underline-style="none"/>
    </style:style>
    <style:style style:name="ListLabel_20_2" style:display-name="ListLabel 2" style:family="text">
      <style:text-properties style:font-name="Inter" fo:font-family="Inter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12-16T21:19:32.415000000</dc:date>
    <meta:editing-duration>PT3H31M48S</meta:editing-duration>
    <meta:editing-cycles>1</meta:editing-cycles>
    <meta:document-statistic meta:table-count="2" meta:image-count="1" meta:object-count="0" meta:page-count="3" meta:paragraph-count="36" meta:word-count="382" meta:character-count="2104" meta:non-whitespace-character-count="1773"/>
  </office:meta>
</office:document-meta>
</file>